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B0000016D646024D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yr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e68c93210c10af6762851951b1591cb5" xlink:href="Pictures/100000000000017B0000016D646024D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loext:margin-gutter="0cm" style:footnote-max-height="0cm">
        <style:background-image xlink:href="Pictures/100000000000017B0000016D646024D6.jpg" xlink:type="simple" xlink:actuate="onLoad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09:15:16.041000000</meta:creation-date>
    <dc:date>2022-11-18T09:20:49.878000000</dc:date>
    <meta:editing-duration>PT5M34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1" meta:word-count="1" meta:character-count="8"/>
  </office:meta>
</office:document-meta>
</file>